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3.909cm"/>
    </style:style>
    <style:style style:name="co8"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1.764cm" fo:break-before="auto" style:use-optimal-row-height="false"/>
    </style:style>
    <style:style style:name="ro3" style:family="table-row">
      <style:table-row-properties style:row-height="2.491cm" fo:break-before="auto" style:use-optimal-row-height="false"/>
    </style:style>
    <style:style style:name="ro4" style:family="table-row">
      <style:table-row-properties style:row-height="1.711cm" fo:break-before="auto" style:use-optimal-row-height="false"/>
    </style:style>
    <style:style style:name="ro5" style:family="table-row">
      <style:table-row-properties style:row-height="2.325cm" fo:break-before="auto" style:use-optimal-row-height="false"/>
    </style:style>
    <style:style style:name="ro6" style:family="table-row">
      <style:table-row-properties style:row-height="2.106cm" fo:break-before="auto" style:use-optimal-row-height="false"/>
    </style:style>
    <style:style style:name="ro7" style:family="table-row">
      <style:table-row-properties style:row-height="2.663cm" fo:break-before="auto" style:use-optimal-row-height="false"/>
    </style:style>
    <style:style style:name="ro8" style:family="table-row">
      <style:table-row-properties style:row-height="1.826cm" fo:break-before="auto" style:use-optimal-row-height="false"/>
    </style:style>
    <style:style style:name="ro9" style:family="table-row">
      <style:table-row-properties style:row-height="2.57cm" fo:break-before="auto" style:use-optimal-row-height="false"/>
    </style:style>
    <style:style style:name="ro10" style:family="table-row">
      <style:table-row-properties style:row-height="2.26cm" fo:break-before="auto" style:use-optimal-row-height="false"/>
    </style:style>
    <style:style style:name="ro11" style:family="table-row">
      <style:table-row-properties style:row-height="0.711cm" fo:break-before="auto" style:use-optimal-row-height="false"/>
    </style:style>
    <style:style style:name="ro12" style:family="table-row">
      <style:table-row-properties style:row-height="3.004cm" fo:break-before="auto" style:use-optimal-row-height="false"/>
    </style:style>
    <style:style style:name="ro13" style:family="table-row">
      <style:table-row-properties style:row-height="0.557cm" fo:break-before="auto" style:use-optimal-row-height="false"/>
    </style:style>
    <style:style style:name="ro14" style:family="table-row">
      <style:table-row-properties style:row-height="2.043cm" fo:break-before="auto" style:use-optimal-row-height="false"/>
    </style:style>
    <style:style style:name="ro15" style:family="table-row">
      <style:table-row-properties style:row-height="1.423cm" fo:break-before="auto" style:use-optimal-row-height="false"/>
    </style:style>
    <style:style style:name="ro16" style:family="table-row">
      <style:table-row-properties style:row-height="6.287cm" fo:break-before="auto" style:use-optimal-row-height="false"/>
    </style:style>
    <style:style style:name="ro17" style:family="table-row">
      <style:table-row-properties style:row-height="1.3cm" fo:break-before="auto" style:use-optimal-row-height="false"/>
    </style:style>
    <style:style style:name="ro18" style:family="table-row">
      <style:table-row-properties style:row-height="3.902cm" fo:break-before="auto" style:use-optimal-row-height="false"/>
    </style:style>
    <style:style style:name="ro19" style:family="table-row">
      <style:table-row-properties style:row-height="0.898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10" style:family="table-cell" style:parent-style-name="Default">
      <style:table-cell-properties fo:background-color="#ffff00"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7" style:family="table-cell" style:parent-style-name="Default">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ext-properties fo:font-size="10pt" style:font-name-asian="FreeSans" style:font-size-asian="10pt" style:language-asian="hi" style:country-asian="IN" style:font-name-complex="DejaVu Sans" style:font-size-complex="10pt" style:language-complex="none" style:country-complex="none"/>
    </style:style>
    <style:style style:name="ce24" style:family="table-cell" style:parent-style-name="Default">
      <style:table-cell-properties fo:background-color="#ffff00" fo:wrap-option="wrap"/>
      <style:text-properties fo:font-size="8pt" style:font-size-asian="8pt" style:font-size-complex="8pt" fo:hyphenate="true"/>
    </style:style>
    <style:style style:name="T1" style:family="text">
      <style:text-properties fo:font-size="10pt" style:letter-kerning="true"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8"/>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7" table:default-cell-style-name="ce2"/>
        <table:table-column table:style-name="co8"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office:value-type="string" calcext:value-type="string">
            <text:p>film parlant</text:p>
          </table:table-cell>
          <table:table-cell table:number-columns-repeated="2"/>
          <table:table-cell office:value-type="string" calcext:value-type="string">
            <text:p>Contre toute attente, l'opération de promotion exceptionnelle du paillasson communicant n'avait pas obtenu l'effet escompté. Ce produit révolutionnaire était-il trop en avance sur son temps? La campagne de communication avait-elle été la cible d'une tentative de sabotage?</text:p>
          </table:table-cell>
          <table:table-cell table:number-columns-repeated="1018"/>
        </table:table-row>
        <table:table-row table:style-name="ro3">
          <table:table-cell table:number-columns-repeated="3"/>
          <table:table-cell table:style-name="ce5" table:number-columns-repeated="2"/>
          <table:table-cell table:style-name="ce14" office:value-type="string" calcext:value-type="string">
            <text:p>De nombreux chargés de projets peu motivés auraient déjà jeté l'éponge, préférant se rabattre vers des investissements moins risqués, moins ambitieux. Mais Enedys Mitchell était de la trempe des gagnants, de ceux que les obstacles n'arrêtent pas si facilement. Oui, Enedys Mitchell, sitôt rentré de cette première mission, compris qu'il aurait besoin d'adopter une méthode vraiment innovante...</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bureau JC</text:p>
          </table:table-cell>
          <table:table-cell/>
          <table:table-cell office:value-type="string" calcext:value-type="string">
            <text:p><text:span text:style-name="T1">EM et JC discutent. JC n'est pas content, et martèle le bureau.</text:span></text:p>
            <text:p><text:span text:style-name="T1">Il prend un cigare, mais n'en offre pas à EM</text:span></text:p>
          </table:table-cell>
          <table:table-cell table:number-columns-repeated="1018"/>
        </table:table-row>
        <table:table-row table:style-name="ro4">
          <table:table-cell table:number-columns-repeated="2"/>
          <table:table-cell office:value-type="string" calcext:value-type="string">
            <text:p>panneau</text:p>
          </table:table-cell>
          <table:table-cell table:style-name="ce5" table:number-columns-repeated="2"/>
          <table:table-cell table:style-name="ce14" office:value-type="string" calcext:value-type="string">
            <text:p>I<text:span text:style-name="T2">ncapable! Ca suffit! Trouve moi quelqu'un qui puisse les discréditer qu'on puisse raser leur campement et installer des immeubles à panneaux publicitaires.</text:span></text:p>
          </table:table-cell>
          <table:table-cell table:number-columns-repeated="2"/>
          <table:table-cell table:style-name="Default"/>
          <table:table-cell table:number-columns-repeated="1015"/>
        </table:table-row>
        <table:table-row table:style-name="ro5">
          <table:table-cell table:number-columns-repeated="2"/>
          <table:table-cell office:value-type="string" calcext:value-type="string">
            <text:p>film</text:p>
          </table:table-cell>
          <table:table-cell table:style-name="ce5" table:number-columns-repeated="2"/>
          <table:table-cell table:style-name="ce16" office:value-type="string" calcext:value-type="string">
            <text:p><text:span text:style-name="T2">A la sortie de l'immeuble, EM voit une affiche avec le MAG (style mesmer)</text:span></text:p>
          </table:table-cell>
          <table:table-cell table:number-columns-repeated="1018"/>
        </table:table-row>
        <table:table-row table:style-name="ro6">
          <table:table-cell table:number-columns-repeated="2"/>
          <table:table-cell office:value-type="string" calcext:value-type="string">
            <text:p>film</text:p>
          </table:table-cell>
          <table:table-cell office:value-type="string" calcext:value-type="string">
            <text:p>spectacle d’Adeline</text:p>
          </table:table-cell>
          <table:table-cell/>
          <table:table-cell table:style-name="ce17"/>
          <table:table-cell table:style-name="ce10" office:value-type="string" calcext:value-type="string">
            <text:p>Est-ce nécessaire ? EM peut voir l’affiche et directement demander une audience à Adeline... Et elle fait des tours de magie abusés pendant leur discussion (comme Tim qui fait tout exploser dans Sacré Graal)</text:p>
            <text:p/>
            <text:p/>
            <text:p>ORL : je pense que ça peut être cool au moins de la voir finir son spectacle (genre saluer)</text:p>
          </table:table-cell>
          <table:table-cell table:number-columns-repeated="1017"/>
        </table:table-row>
        <table:table-row table:style-name="ro7">
          <table:table-cell table:number-columns-repeated="2"/>
          <table:table-cell office:value-type="string" calcext:value-type="string">
            <text:p>Panneau</text:p>
          </table:table-cell>
          <table:table-cell table:number-columns-repeated="2"/>
          <table:table-cell table:style-name="ce18" office:value-type="string" calcext:value-type="string">
            <text:p>(en fct de ce qui est décidé plus haut)</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EM offre une grosse liasse de billets à MAG. MAG l’empoche et ils trinquent.</text:span></text:p>
          </table:table-cell>
          <table:table-cell table:style-name="ce9"/>
          <table:table-cell table:number-columns-repeated="1017"/>
        </table:table-row>
        <table:table-row table:style-name="ro8">
          <table:table-cell table:number-columns-repeated="2"/>
          <table:table-cell office:value-type="string" calcext:value-type="string">
            <text:p>Animation</text:p>
          </table:table-cell>
          <table:table-cell table:number-columns-repeated="2"/>
          <table:table-cell office:value-type="string" calcext:value-type="string">
            <text:p>l<text:span text:style-name="T2">ever de soleil avec vache qui meugle en ombre chinoise</text:span></text:p>
          </table:table-cell>
          <table:table-cell table:style-name="ce9"/>
          <table:table-cell table:style-name="ce10" office:value-type="string" calcext:value-type="string">
            <text:p>grosse problématique de faux raccord si on veut faire répéter tous les Vanupiés au même endroit. Qui plus est pas très logique...</text:p>
          </table:table-cell>
          <table:table-cell table:number-columns-repeated="1016"/>
        </table:table-row>
        <table:table-row table:style-name="ro9">
          <table:table-cell table:number-columns-repeated="2"/>
          <table:table-cell office:value-type="string" calcext:value-type="string">
            <text:p>film</text:p>
          </table:table-cell>
          <table:table-cell office:value-type="string" calcext:value-type="string">
            <text:p>prépa Yula</text:p>
          </table:table-cell>
          <table:table-cell/>
          <table:table-cell table:style-name="ce16" office:value-type="string" calcext:value-type="string">
            <text:p>Yula explique à Rasp comment se déroule le spectacle. Rasp doit monter sur un marche pied pour être à la bonne hauteur, pour tenir le rideau et la tringle, mais c’est dur donc il s’assoit dessus. YS le tient par le bras pour l’aider à monter dessus</text:p>
          </table:table-cell>
          <table:table-cell table:style-name="ce9"/>
          <table:table-cell table:style-name="ce10" office:value-type="string" calcext:value-type="string">
            <text:p>A mon avis il faudrait soit prendre des lieux différents, soit assumer que les numéros sont répétés les uns après les autres (et réécrire Yula, par contre)</text:p>
          </table:table-cell>
          <table:table-cell office:value-type="string" calcext:value-type="string">
            <text:p>Yula, Jérémy</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text:span text:style-name="T2">Une fois chacun à sa place yula explique</text:span></text:p>
          </table:table-cell>
          <table:table-cell table:style-name="ce9"/>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Tu dois ouvrir le rideau quand je serais prêt, mais pas avant. Je te soufflerai pas fort « ouverture rideau », tu verras c’est pas compliqué </text:span></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Raspoutine installe le rideau comme il peut</text:p>
          </table:table-cell>
          <table:table-cell table:number-columns-repeated="1018"/>
        </table:table-row>
        <table:table-row table:style-name="ro1">
          <table:table-cell table:number-columns-repeated="2"/>
          <table:table-cell office:value-type="string" calcext:value-type="string">
            <text:p>film</text:p>
          </table:table-cell>
          <table:table-cell table:style-name="ce7"/>
          <table:table-cell/>
          <table:table-cell table:style-name="ce16" office:value-type="string" calcext:value-type="string">
            <text:p><text:span text:style-name="T3">Gros plan sur Yula dans sa cabine chuchote « ouverture rideaux »</text:span></text:p>
          </table:table-cell>
          <table:table-cell table:number-columns-repeated="1018"/>
        </table:table-row>
        <table:table-row table:style-name="ro10">
          <table:table-cell table:number-columns-repeated="2"/>
          <table:table-cell office:value-type="string" calcext:value-type="string">
            <text:p>panneau</text:p>
          </table:table-cell>
          <table:table-cell table:number-columns-repeated="2"/>
          <table:table-cell table:style-name="ce16" office:value-type="string" calcext:value-type="string">
            <text:p>« ouverture rideau »</text:p>
          </table:table-cell>
          <table:table-cell table:number-columns-repeated="1018"/>
        </table:table-row>
        <table:table-row table:style-name="ro11">
          <table:table-cell table:number-columns-repeated="2"/>
          <table:table-cell office:value-type="string" calcext:value-type="string">
            <text:p>film</text:p>
          </table:table-cell>
          <table:table-cell table:style-name="Default" office:value-type="string" calcext:value-type="string">
            <text:p>prépa Myriam</text:p>
          </table:table-cell>
          <table:table-cell/>
          <table:table-cell table:style-name="ce17" office:value-type="string" calcext:value-type="string">
            <text:p><text:span text:style-name="T2">Myriam aiguise ses couteaux</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Gros plan sur Yula dans sa cabine dit presque chuchoté « ouverture rideaux »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text:span text:style-name="T2">Rasp se demande s'il n'a pas perçu un bruit ?</text:span></text:p>
          </table:table-cell>
          <table:table-cell table:number-columns-repeated="1018"/>
        </table:table-row>
        <table:table-row table:style-name="ro12">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10" office:value-type="string" calcext:value-type="string">
            <text:p>si on le fait comme dans le SB il faut que ce soit un film sur fond vert pour Saladin + animation pour Myriam</text:p>
            <text:p/>
            <text:p>ORL : Non, on peut faire en rotoscopie si on utilise le système de boîte noire</text:p>
          </table:table-cell>
          <table:table-cell table:style-name="ce10" office:value-type="string" calcext:value-type="string">
            <text:p>régie d’Epidaure ?</text:p>
          </table:table-cell>
          <table:table-cell table:number-columns-repeated="1016"/>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plan de coupe Myriam qui parle</text:p>
          </table:table-cell>
          <table:table-cell table:number-columns-repeated="3"/>
          <table:table-cell office:value-type="string" calcext:value-type="string">
            <text:p>gros projo</text:p>
          </table:table-cell>
          <table:table-cell table:number-columns-repeated="1014"/>
        </table:table-row>
        <table:table-row table:style-name="ro13">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  Tu sais te servir de ca ? »</text:span></text:p>
          </table:table-cell>
          <table:table-cell table:number-columns-repeated="1018"/>
        </table:table-row>
        <table:table-row table:style-name="ro14">
          <table:table-cell table:number-columns-repeated="2"/>
          <table:table-cell office:value-type="string" calcext:value-type="string">
            <text:p>film</text:p>
          </table:table-cell>
          <table:table-cell table:style-name="ce8"/>
          <table:table-cell/>
          <table:table-cell table:style-name="ce16" office:value-type="string" calcext:value-type="string">
            <text:p>plan de face de Saladin qui acquiesce. On le voit essayer de s’en servir comme d’un longue vue. Mais rien ne se passe. Il se frotte les yeux, et re commence à regarder dedans.On voit SS qui passe et qui appuie sur un bouton, et repart et la lumière fut.Les crypto-barons interviennent pour allumer la lumière</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DS est en lumière. Elle parle a Sal.</text:span></text:p>
          </table:table-cell>
          <table:table-cell table:number-columns-repeated="1018"/>
        </table:table-row>
        <table:table-row table:style-name="ro1">
          <table:table-cell table:number-columns-repeated="2"/>
          <table:table-cell office:value-type="string" calcext:value-type="string">
            <text:p>panneau</text:p>
          </table:table-cell>
          <table:table-cell table:style-name="ce8"/>
          <table:table-cell/>
          <table:table-cell office:value-type="string" calcext:value-type="string">
            <text:p>Maintenant tu dois suivre tous mes mouvements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1018"/>
        </table:table-row>
        <table:table-row table:style-name="ro1">
          <table:table-cell table:number-columns-repeated="2"/>
          <table:table-cell office:value-type="string" calcext:value-type="string">
            <text:p>panneau</text:p>
          </table:table-cell>
          <table:table-cell table:style-name="ce8"/>
          <table:table-cell/>
          <table:table-cell table:style-name="ce17" office:value-type="string" calcext:value-type="string">
            <text:p>« Bon quand tu auras fini de faire le Zouavre, tu m’éclaireras avec la poursuite? on a pas toute la journée!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Sal se reprend et la suit à la poursuite pendant qu'elle va au trapèze. trop à fond, il la suit partout. DS reprend son numéro. finalement Sal y arrive,</text:span></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table:table-cell/>
          <table:table-cell table:style-name="ce17" office:value-type="string" calcext:value-type="string">
            <text:p>prévoir des plans de coupe Myriam qui fait son numéro</text:p>
          </table:table-cell>
          <table:table-cell table:number-columns-repeated="1018"/>
        </table:table-row>
        <table:table-row table:style-name="ro15">
          <table:table-cell table:number-columns-repeated="2"/>
          <table:table-cell office:value-type="string" calcext:value-type="string">
            <text:p>film</text:p>
          </table:table-cell>
          <table:table-cell table:style-name="ce8"/>
          <table:table-cell/>
          <table:table-cell table:style-name="ce17" office:value-type="string" calcext:value-type="string">
            <text:p><text:span text:style-name="T2">Elle descend, il la suit, elle lui fait signe que non, </text:span></text:p>
          </table:table-cell>
          <table:table-cell table:style-name="ce10" office:value-type="string" calcext:value-type="string">
            <text:p>Cette scène et les suivantes me semblent un peu lourdingues. On peut peut-être s’arrêter là pour Saladin et Myriam…</text:p>
            <text:p/>
            <text:p/>
            <text:p>ORL Dans une logique d’exhaustivité, j’aurais tendance à vouloir les tourner quand même</text:p>
          </table:table-cell>
          <table:table-cell table:number-columns-repeated="1017"/>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il fait non avec la poursuite.</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un peu désespérée (tête dans la main) elle part vers les coulisses avec la poursuite qui la suit</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Yula</text:p>
          </table:table-cell>
          <table:table-cell/>
          <table:table-cell table:style-name="ce16" office:value-type="string" calcext:value-type="string">
            <text:p><text:span text:style-name="T3">Gros plan sur Yula dans sa cabine chuchote fort: « ouverture rideaux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R<text:span text:style-name="T2">asp se demande s'il n'a pas perçu un bruit ?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Dagz</text:p>
          </table:table-cell>
          <table:table-cell/>
          <table:table-cell table:style-name="ce16" office:value-type="string" calcext:value-type="string">
            <text:p>Gros plan arrivée massue au sol ralenti</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1018"/>
        </table:table-row>
        <table:table-row table:style-name="ro16">
          <table:table-cell table:number-columns-repeated="2"/>
          <table:table-cell office:value-type="string" calcext:value-type="string">
            <text:p>film</text:p>
          </table:table-cell>
          <table:table-cell table:style-name="ce8" office:value-type="string" calcext:value-type="string">
            <text:p>strike voyante</text:p>
          </table:table-cell>
          <table:table-cell/>
          <table:table-cell office:value-type="string" calcext:value-type="string">
            <text:p><text:span text:style-name="T1">. réajustage des vêtements (normalement serrage de lacet et ajustement de l'ourlet)</text:span></text:p>
            <text:p><text:span text:style-name="T1">2. passe la main au-dessus d'un jeu de carte ou une d'une pierre de lythothérapie (normalement sêche main)</text:span></text:p>
            <text:p><text:span text:style-name="T1">3. avance au ralenti dans les coulisses avec sa boule dans les mains</text:span></text:p>
            <text:p><text:span text:style-name="T1">4. se prend les pieds dans ses châles</text:span></text:p>
            <text:p><text:span text:style-name="T1">5. mange sa boule</text:span></text:p>
            <text:p><text:span text:style-name="T1">6. gros plan sur la langue et la boule (ou pas)</text:span></text:p>
            <text:p><text:span text:style-name="T1">7. vue de derrière de la chute (ou pas)</text:span></text:p>
            <text:p><text:span text:style-name="T1">8. vue de face de la chute</text:span></text:p>
            <text:p><text:span text:style-name="T1">9 vue latérale de la fin de chute, la boule file</text:span></text:p>
            <text:p><text:span text:style-name="T1">10. plan la boule qui fonce sur les quilles</text:span></text:p>
            <text:p><text:span text:style-name="T1">11. plan un plus lointain, "STRIKE", et RS qui passe au-dessus (ou pas)</text:span></text:p>
          </table:table-cell>
          <table:table-cell table:style-name="ce10" office:value-type="string" calcext:value-type="string">
            <text:p>Véronique et Sanchouz passent dans les coulisses. Pb d’unité de lieu, sauf si on trouve des trucs qui se ressemblent.</text:p>
          </table:table-cell>
          <table:table-cell table:number-columns-repeated="1017"/>
        </table:table-row>
        <table:table-row table:style-name="ro1">
          <table:table-cell table:number-columns-repeated="2"/>
          <table:table-cell office:value-type="string" calcext:value-type="string">
            <text:p>panneau</text:p>
          </table:table-cell>
          <table:table-cell table:style-name="ce8"/>
          <table:table-cell/>
          <table:table-cell table:style-name="ce16" office:value-type="string" calcext:value-type="string">
            <text:p>« ouverture rideau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Gros plan sur Yula dans sa cabine s’agace et chuchote en criant: « ouverture rideaux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Rasp est presque sur d’avoir entendu quelque chose..</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Fakir</text:p>
          </table:table-cell>
          <table:table-cell/>
          <table:table-cell table:style-name="ce16" office:value-type="string" calcext:value-type="string">
            <text:p><text:span text:style-name="T3">RS apprend a Doah a appuyer sur le bouton Rayons X</text:span></text:p>
          </table:table-cell>
          <table:table-cell/>
          <table:table-cell office:value-type="string" calcext:value-type="string">
            <text:p>dans la régie d’Epidaure aussi</text:p>
          </table:table-cell>
          <table:table-cell table:number-columns-repeated="1016"/>
        </table:table-row>
        <table:table-row table:style-name="ro1">
          <table:table-cell table:number-columns-repeated="2"/>
          <table:table-cell office:value-type="string" calcext:value-type="string">
            <text:p>panneau</text:p>
          </table:table-cell>
          <table:table-cell table:style-name="ce8"/>
          <table:table-cell/>
          <table:table-cell table:style-name="ce16" office:value-type="string" calcext:value-type="string">
            <text:p><text:span text:style-name="T3"> Tu dois appuyer sur ce gros bouton marqué X quand tu entends  dire haut vol. c'est bien compris?"</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Gros plan sur explication du fakir (plein de gestes débiles)</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Doah semble rien panner, tente des boutons au hasard, qui allument et éteignent des lumières, sort des trucs de ses poches, sort sa boîte à meuh...</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Fakir gueule et gesticule</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ppuie sur le bouto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gros plan bouton rayons X</text:p>
          </table:table-cell>
          <table:table-cell table:number-columns-repeated="3"/>
          <table:table-cell office:value-type="string" calcext:value-type="string">
            <text:p>bouton rayons X</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Gros plan Fakir qui gueule, passe sous rayon X, s'arrête net de gueuler, sourit, puis lève le pouce. </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 ouverture rideau »</text:p>
          </table:table-cell>
          <table:table-cell table:number-columns-repeated="1018"/>
        </table:table-row>
        <table:table-row table:style-name="ro17">
          <table:table-cell table:number-columns-repeated="2"/>
          <table:table-cell office:value-type="string" calcext:value-type="string">
            <text:p>film</text:p>
          </table:table-cell>
          <table:table-cell table:number-columns-repeated="2"/>
          <table:table-cell table:style-name="ce24" office:value-type="string" calcext:value-type="string">
            <text:p>trancher solution fin scène Yula (voir scenario.txt)</text:p>
          </table:table-cell>
          <table:table-cell table:number-columns-repeated="1018"/>
        </table:table-row>
        <table:table-row table:style-name="ro18">
          <table:table-cell table:number-columns-repeated="2"/>
          <table:table-cell office:value-type="string" calcext:value-type="string">
            <text:p>film</text:p>
          </table:table-cell>
          <table:table-cell office:value-type="string" calcext:value-type="string">
            <text:p>ouverture des portes</text:p>
          </table:table-cell>
          <table:table-cell/>
          <table:table-cell table:style-name="ce16" office:value-type="string" calcext:value-type="string">
            <text:p>c'est Doah qui fait l'accueil du public, et il fait vestiaire. Il récupère les fringues, qu'il a l'air de mettre en tas derrière lui ou sur un bras, puis plan de coupe où Doah met les fringues dans une benne Emmaüs.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e public prend place (dont Adelin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présente le spectacle</text:p>
          </table:table-cell>
          <table:table-cell table:style-name="ce10" office:value-type="string" calcext:value-type="string">
            <text:p>avec Yula déjà en place ?</text:p>
            <text:p/>
            <text:p/>
            <text:p>Non, pourquoi ?</text:p>
          </table:table-cell>
          <table:table-cell/>
          <table:table-cell office:value-type="string" calcext:value-type="string">
            <text:p>Dagz, Yula, Raspoutine</text:p>
          </table:table-cell>
          <table:table-cell table:number-columns-repeated="1015"/>
        </table:table-row>
        <table:table-row table:style-name="ro1">
          <table:table-cell table:number-columns-repeated="2"/>
          <table:table-cell office:value-type="string" calcext:value-type="string">
            <text:p>panneau</text:p>
          </table:table-cell>
          <table:table-cell table:number-columns-repeated="2"/>
          <table:table-cell table:style-name="ce24" office:value-type="string" calcext:value-type="string">
            <text:p>texte à trouver</text:p>
          </table:table-cell>
          <table:table-cell table:number-columns-repeated="1018"/>
        </table:table-row>
        <table:table-row table:style-name="ro19">
          <table:table-cell table:number-columns-repeated="2"/>
          <table:table-cell office:value-type="string" calcext:value-type="string">
            <text:p>film</text:p>
          </table:table-cell>
          <table:table-cell office:value-type="string" calcext:value-type="string">
            <text:p>Yula</text:p>
          </table:table-cell>
          <table:table-cell/>
          <table:table-cell office:value-type="string" calcext:value-type="string">
            <text:p>Yula essaie de faire son numéro</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le public commence à se faire chier, Adeline commence à chourrer des truc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Yula quitte la scène en catastrophe, Dagz revient et essaie de sauver la face</text:p>
          </table:table-cell>
          <table:table-cell table:style-name="ce10" office:value-type="string" calcext:value-type="string">
            <text:p>ORL : Pas de croisement, ou alors rotoscopie (un à jardin, l’autre à cour)</text:p>
          </table:table-cell>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 Merveilleux ! Oui tout simplement merveilleux ! Un tonnerre d’applaudissement pour Yula ScdlM. Le transformiste, le plus ….. comique  du monde »</text:span></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Myriam</text:p>
          </table:table-cell>
          <table:table-cell/>
          <table:table-cell office:value-type="string" calcext:value-type="string">
            <text:p>Myriam arrive sur son trapèze</text:p>
          </table:table-cell>
          <table:table-cell table:style-name="ce10" office:value-type="string" calcext:value-type="string">
            <text:p>Animation ?</text:p>
          </table:table-cell>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aladin est en régi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lans de coupe Adeline chourre des truc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rrive en régie, Saladin reste concentr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sort ses animaux, Saladin galère</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Myriam est de moins en moins éclairé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aladin se bat avec une chèvre</text:p>
          </table:table-cell>
          <table:table-cell table:style-name="ce10" office:value-type="string" calcext:value-type="string">
            <text:p>faisabilité à vérifier</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Dagz + Adeline</text:p>
          </table:table-cell>
          <table:table-cell/>
          <table:table-cell office:value-type="string" calcext:value-type="string">
            <text:p>Dagz revient sur scène avec une lampe torche</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24" office:value-type="string" calcext:value-type="string">
            <text:p>texte à trouver</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fait un numéro réussi</text:p>
          </table:table-cell>
          <table:table-cell table:style-name="ce10" office:value-type="string" calcext:value-type="string">
            <text:p>à mon avis ça sert à rien</text:p>
          </table:table-cell>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  J’aurai besoin d’un volontaire ? Oui la dame qui est déjà debout, approchez, ça va bien se passer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arrive en piste</text:p>
          </table:table-cell>
          <table:table-cell table:number-columns-repeated="2"/>
          <table:table-cell office:value-type="string" calcext:value-type="string">
            <text:p>Dagz, Adeline</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demande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Madame, auriez-vous l’heure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MAG sort une montre à gousset et la tend à SS qui la prend dans sa main, et elle disparaît</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Mince, elle a disparu, je dois être vraiment en retard"</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MAG s'esclaffe et parle tout en mettant la main dans la poche de SS. Elle </text:span><text:span text:style-name="T4">sort des bijoux volés aux gens un par un.</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ublic offusqu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raille Dagz</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B<text:span text:style-name="T2">ravo Monsieur Sanchouz, c'est excellent, un véritable numéro de HAUT VOL qui...</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Doah qui comprend (regard vers le haut) et appuie sur le bouton X.</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passe aux rayons X, on voit qu’elle a plein de trucs volé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colère public</text:p>
          </table:table-cell>
          <table:table-cell table:number-columns-repeated="1018"/>
        </table:table-row>
        <table:table-row table:style-name="ro1">
          <table:table-cell table:number-columns-repeated="2"/>
          <table:table-cell table:style-name="ce10" office:value-type="string" calcext:value-type="string">
            <text:p>film ? Anime ?</text:p>
          </table:table-cell>
          <table:table-cell table:number-columns-repeated="2"/>
          <table:table-cell office:value-type="string" calcext:value-type="string">
            <text:p>Adeline sort du bâtiment en courant, suivie par le public</text:p>
          </table:table-cell>
          <table:table-cell office:value-type="string" calcext:value-type="string">
            <text:p>la benne à fringues doit être bien en vue</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plan de coupe Doah à placer qqpart</text:p>
          </table:table-cell>
          <table:table-cell/>
          <table:table-cell office:value-type="string" calcext:value-type="string">
            <text:p>Doah trouve le costumier (ou les fringues sont en régie depuis le début?), et va tout benner aussi</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transfo crypto-barons</text:p>
          </table:table-cell>
          <table:table-cell/>
          <table:table-cell office:value-type="string" calcext:value-type="string">
            <text:p>Les crypto-barons arrivent à l’écran, et se changent en vrais barons</text:p>
          </table:table-cell>
          <table:table-cell table:number-columns-repeated="1018"/>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5">00/00/0000</text:date>, <text:time style:data-style-name="N2" text:time-value="13:50:20.9570919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11-15T14:29:45.339449417</dc:date>
    <meta:editing-duration>PT9H13M28S</meta:editing-duration>
    <meta:editing-cycles>154</meta:editing-cycles>
    <meta:generator>LibreOffice/7.0.4.2$Linux_X86_64 LibreOffice_project/00$Build-2</meta:generator>
    <meta:document-statistic meta:table-count="1" meta:cell-count="209" meta:object-count="0"/>
  </office:meta>
</office:document-meta>
</file>